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00000001006EB2F69B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f0209b" draw:marker-start-width="0.268cm" draw:marker-end-width="0.268cm" draw:fill="solid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2" style:family="graphic" style:parent-style-name="standard">
      <style:graphic-properties svg:stroke-width="0.051cm" svg:stroke-color="#4c4c4c" draw:marker-start-width="0.268cm" draw:marker-end-width="0.268cm" draw:fill="solid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3" style:family="graphic" style:parent-style-name="standard">
      <style:graphic-properties svg:stroke-width="0.051cm" svg:stroke-color="#f0209b" draw:marker-start="Arrow" draw:marker-start-width="0.268cm" draw:marker-end="Arrow" draw:marker-end-width="0.268cm" draw:fill="solid" draw:fill-color="#ffff66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1cm" svg:stroke-color="#4c4c4c" draw:marker-start="Arrow" draw:marker-start-width="0.268cm" draw:marker-end="Arrow" draw:marker-end-width="0.268cm" draw:fill="solid" draw:fill-color="#ffff66" draw:textarea-horizontal-align="center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1cm" svg:stroke-color="#4c4c4c" draw:marker-start-width="0.268cm" draw:marker-end-width="0.268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6" style:family="graphic" style:parent-style-name="standard">
      <style:graphic-properties svg:stroke-width="0.051cm" svg:stroke-color="#4c4c4c" draw:marker-start="Arrow" draw:marker-start-width="0.268cm" draw:marker-end="Arrow" draw:marker-end-width="0.268cm" draw:textarea-horizontal-align="center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Fine_20_Dashed" svg:stroke-width="0.051cm" svg:stroke-color="#4c4c4c" draw:marker-start-width="0.268cm" draw:marker-end-width="0.268cm" draw:fill="solid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8" style:family="graphic" style:parent-style-name="objectwithoutfill">
      <style:graphic-properties draw:stroke="dash" draw:stroke-dash="Fine_20_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2.032cm"/>
    </style:style>
    <style:style style:name="gr10" style:family="graphic" style:parent-style-name="standard">
      <style:graphic-properties draw:stroke="none" svg:stroke-color="#000000" draw:fill="none" draw:fill-color="#ffffff" fo:min-height="1.655cm"/>
    </style:style>
    <style:style style:name="gr11" style:family="graphic" style:parent-style-name="standard">
      <style:graphic-properties draw:stroke="none" svg:stroke-color="#000000" draw:fill="none" draw:fill-color="#ffffff" fo:min-height="1.147cm"/>
    </style:style>
    <style:style style:name="gr12" style:family="graphic" style:parent-style-name="standard">
      <style:graphic-properties svg:stroke-width="0.051cm" svg:stroke-color="#0047ff" draw:marker-start-width="0.268cm" draw:marker-end-width="0.268cm" draw:fill="solid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13" style:family="graphic" style:parent-style-name="standard">
      <style:graphic-properties svg:stroke-width="0.051cm" svg:stroke-color="#0047ff" draw:marker-start="Arrow" draw:marker-start-width="0.268cm" draw:marker-end="Arrow" draw:marker-end-width="0.268cm" draw:fill="solid" draw:fill-color="#ffff66" draw:textarea-horizontal-align="center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dash" draw:stroke-dash="Fine_20_Dashed" svg:stroke-width="0.051cm" svg:stroke-color="#0047ff" draw:marker-start-width="0.268cm" draw:marker-end-width="0.268cm" draw:fill="solid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15" style:family="graphic" style:parent-style-name="standard" style:list-style-name="L1">
      <style:graphic-properties draw:stroke="none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0047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none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0047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none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0047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none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0047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none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0047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none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0047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none" draw:stroke-dash="Dash_20_2" svg:stroke-width="0.051cm" svg:stroke-color="#0047ff" draw:marker-start="" draw:marker-start-width="0.276cm" draw:marker-start-center="false" draw:marker-end="" draw:marker-end-width="0.276cm" draw:marker-end-center="false" svg:stroke-opacity="100%" draw:stroke-linejoin="round" draw:fill="solid" draw:fill-color="#0047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none" draw:stroke-dash="Dash_20_2" svg:stroke-width="0.051cm" svg:stroke-color="#0047ff" draw:marker-start="" draw:marker-start-width="0.276cm" draw:marker-start-center="false" draw:marker-end="" draw:marker-end-width="0.276cm" draw:marker-end-center="false" svg:stroke-opacity="100%" draw:stroke-linejoin="round" draw:fill="solid" draw:fill-color="#0047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1">
      <style:graphic-properties draw:stroke="none" draw:stroke-dash="Dash_20_2" svg:stroke-width="0.025cm" svg:stroke-color="#ffffff" draw:marker-start="" draw:marker-start-width="0.237cm" draw:marker-start-center="false" draw:marker-end="" draw:marker-end-width="0.237cm" draw:marker-end-center="false" svg:stroke-opacity="100%" draw:stroke-linejoin="round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none" draw:stroke-dash="Dash_20_2" svg:stroke-width="0.025cm" svg:stroke-color="#ffffff" draw:marker-start="" draw:marker-start-width="0.237cm" draw:marker-start-center="false" draw:marker-end="" draw:marker-end-width="0.237cm" draw:marker-end-center="false" svg:stroke-opacity="100%" draw:stroke-linejoin="round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none" draw:stroke-dash="Dash_20_2" svg:stroke-width="0.025cm" svg:stroke-color="#ffffff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none" draw:stroke-dash="Dash_20_2" svg:stroke-width="0.025cm" svg:stroke-color="#ffffff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none" draw:stroke-dash="Dash_20_2" svg:stroke-width="0.025cm" svg:stroke-color="#ffffff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none" draw:stroke-dash="Dash_20_2" svg:stroke-width="0.025cm" svg:stroke-color="#ffffff" draw:marker-start="" draw:marker-start-width="0.237cm" draw:marker-start-center="false" draw:marker-end="" draw:marker-end-width="0.237cm" draw:marker-end-center="false" svg:stroke-opacity="100%" draw:stroke-linejoin="round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none" draw:stroke-dash="Dash_20_2" svg:stroke-width="0.025cm" svg:stroke-color="#ffffff" draw:marker-start="" draw:marker-start-width="0.237cm" draw:marker-start-center="false" draw:marker-end="" draw:marker-end-width="0.237cm" draw:marker-end-center="false" svg:stroke-opacity="100%" draw:stroke-linejoin="round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none" draw:stroke-dash="Dash_20_2" svg:stroke-width="0.025cm" svg:stroke-color="#ffffff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none" draw:stroke-dash="Dash_20_2" svg:stroke-width="0.025cm" svg:stroke-color="#ffffff" draw:marker-start="" draw:marker-start-width="0.237cm" draw:marker-start-center="false" draw:marker-end="" draw:marker-end-width="0.237cm" draw:marker-end-center="false" svg:stroke-opacity="100%" draw:stroke-linejoin="round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none" draw:stroke-dash="Dash_20_2" svg:stroke-width="0.025cm" svg:stroke-color="#ffffff" draw:marker-start="" draw:marker-start-width="0.237cm" draw:marker-start-center="false" draw:marker-end="" draw:marker-end-width="0.237cm" draw:marker-end-center="false" svg:stroke-opacity="100%" draw:stroke-linejoin="round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>
      <style:graphic-properties draw:stroke="solid" svg:stroke-width="0.025cm" svg:stroke-color="#4c4c4c" draw:marker-start-width="0.237cm" draw:marker-end-width="0.237cm" draw:fill="solid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35" style:family="graphic" style:parent-style-name="standard">
      <style:graphic-properties draw:stroke="none" draw:fill="solid" draw:fill-color="#4c4c4c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use-window-font-color="true"/>
    </style:style>
    <style:style style:name="P2" style:family="paragraph">
      <style:paragraph-properties fo:text-align="center"/>
      <style:text-properties style:use-window-font-color="true" fo:font-family="Verdana" style:font-family-generic="swiss" style:font-pitch="variable" fo:font-size="14pt" style:font-size-asian="14pt" style:font-size-complex="14pt"/>
    </style:style>
    <style:style style:name="P3" style:family="paragraph">
      <style:paragraph-properties fo:text-align="center"/>
      <style:text-properties fo:font-family="Verdana" style:font-family-generic="swiss" style:font-pitch="variable" fo:font-size="14pt" style:font-size-asian="14pt" style:font-size-complex="14pt"/>
    </style:style>
    <style:style style:name="P4" style:family="paragraph">
      <style:paragraph-properties fo:text-align="center"/>
      <style:text-properties style:use-window-font-color="true" fo:font-family="Verdan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family="Verdan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use-window-font-color="true" fo:font-family="Verdana" style:font-family-generic="swiss" style:font-pitch="variable" fo:font-size="14pt" style:font-size-asian="14pt" style:font-size-complex="14pt"/>
    </style:style>
    <style:style style:name="T2" style:family="text">
      <style:text-properties fo:font-family="Verdana" style:font-family-generic="swiss" style:font-pitch="variable" fo:font-size="14pt" style:font-size-asian="14pt" style:font-size-complex="14pt"/>
    </style:style>
    <style:style style:name="T3" style:family="text">
      <style:text-properties fo:font-family="Verdana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175cm" svg:height="3.175cm" svg:x="18.792cm" svg:y="8.985cm">
          <text:p text:style-name="P1"><text:span text:style-name="T1">Meeting</text:span></text:p>
          <text:p text:style-name="P1"><text:span text:style-name="T1">Ag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.175cm" svg:height="3.175cm" svg:x="12.696cm" svg:y="10.382cm">
          <text:p text:style-name="P2"><text:span text:style-name="T1">Personal</text:span></text:p>
          <text:p text:style-name="P2"><text:span text:style-name="T1">Agent</text:span></text:p>
          <text:p text:style-name="P2"><text:span text:style-name="T1">(user z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3.175cm" svg:height="3.175cm" svg:x="6.727cm" svg:y="15.113cm">
          <text:p text:style-name="P3"><text:span text:style-name="T2">Gmail</text:span></text:p>
          <text:p text:style-name="P3"><text:span text:style-name="T2">Serv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6" draw:id="id6" draw:layer="layout" svg:width="3.175cm" svg:height="3.175cm" svg:x="11.807cm" svg:y="15.113cm">
          <text:p text:style-name="P3"><text:span text:style-name="T2">Exchange</text:span></text:p>
          <text:p text:style-name="P3"><text:span text:style-name="T2">Serv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4" xml:id="id3" draw:id="id3" draw:layer="layout" svg:width="3.175cm" svg:height="3.175cm" svg:x="6.727cm" svg:y="4.921cm">
          <text:p text:style-name="P2"><text:span text:style-name="T1">Meeting</text:span></text:p>
          <text:p text:style-name="P2"><text:span text:style-name="T1">Ag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.175cm" svg:height="3.175cm" svg:x="13.966cm" svg:y="4.921cm">
          <text:p text:style-name="P1"><text:span text:style-name="T1">Meeting</text:span></text:p>
          <text:p text:style-name="P1"><text:span text:style-name="T1">Ag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curve" svg:x1="18.792cm" svg:y1="10.573cm" svg:x2="15.871cm" svg:y2="11.97cm" draw:start-shape="id1" draw:start-glue-point="6" draw:end-shape="id2" draw:end-glue-point="10" svg:d="m18792 10573c-2191 0-731 1397-2921 1397">
          <text:p/>
        </draw:connector>
        <draw:connector draw:style-name="gr4" draw:text-style-name="P5" draw:layer="layout" draw:type="curve" svg:x1="9.902cm" svg:y1="6.509cm" svg:x2="13.966cm" svg:y2="6.509cm" draw:start-shape="id3" draw:start-glue-point="10" draw:end-shape="id4" draw:end-glue-point="6" svg:d="m9902 6509h4064">
          <text:p/>
        </draw:connector>
        <draw:connector draw:style-name="gr3" draw:text-style-name="P5" draw:layer="layout" draw:type="curve" svg:x1="9.712cm" svg:y1="10.001cm" svg:x2="13.966cm" svg:y2="6.509cm" draw:start-shape="id5" draw:start-glue-point="4" draw:end-shape="id4" draw:end-glue-point="6" svg:d="m9712 10001c0-2328 1418-3492 4254-3492">
          <text:p/>
        </draw:connector>
        <draw:connector draw:style-name="gr3" draw:text-style-name="P5" draw:layer="layout" draw:type="curve" svg:x1="9.902cm" svg:y1="6.509cm" svg:x2="13.966cm" svg:y2="6.509cm" draw:start-shape="id3" draw:start-glue-point="10" draw:end-shape="id4" draw:end-glue-point="6" svg:d="m9902 6509h4064">
          <text:p/>
        </draw:connector>
        <draw:custom-shape draw:style-name="gr1" draw:text-style-name="P1" xml:id="id7" draw:id="id7" draw:layer="layout" svg:width="3.175cm" svg:height="3.175cm" svg:x="21.586cm" svg:y="6.064cm">
          <text:p text:style-name="P1"><text:span text:style-name="T1">Directions</text:span></text:p>
          <text:p text:style-name="P1"><text:span text:style-name="T1">Ag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8" draw:id="id8" draw:layer="layout" svg:width="3.175cm" svg:height="3.175cm" svg:x="21.332cm" svg:y="15.113cm">
          <text:p text:style-name="P3"><text:span text:style-name="T2">Google</text:span></text:p>
          <text:p text:style-name="P3"><text:span text:style-name="T2">Directions</text:span></text:p>
          <text:p text:style-name="P3"><text:span text:style-name="T2">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curve" svg:x1="14.284cm" svg:y1="13.557cm" svg:x2="13.394cm" svg:y2="15.113cm" draw:start-shape="id2" draw:start-glue-point="8" draw:end-shape="id6" svg:d="m14284 13557c0 1167-890 389-890 1556">
          <text:p/>
        </draw:connector>
        <draw:connector draw:style-name="gr3" draw:text-style-name="P5" draw:layer="layout" draw:type="curve" svg:x1="21.586cm" svg:y1="7.652cm" svg:x2="17.141cm" svg:y2="6.509cm" draw:start-shape="id7" draw:start-glue-point="6" draw:end-shape="id4" draw:end-glue-point="10" svg:d="m21586 7652c-3334 0-1112-1143-4445-1143">
          <text:p/>
        </draw:connector>
        <draw:custom-shape draw:style-name="gr7" draw:text-style-name="P5" draw:layer="layout" svg:width="3.175cm" svg:height="3.175cm" svg:x="16.76cm" svg:y="15.113cm">
          <text:p text:style-name="P5">...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5" draw:layer="layout" draw:type="curve" svg:x1="22.919cm" svg:y1="15.113cm" svg:x2="23.174cm" svg:y2="9.239cm" draw:start-shape="id8" draw:start-glue-point="0" draw:end-shape="id7" draw:end-glue-point="8" svg:d="m22919 15113c0-4405 255-1469 255-5874">
          <text:p/>
        </draw:connector>
        <draw:custom-shape draw:style-name="gr1" draw:text-style-name="P2" xml:id="id9" draw:id="id9" draw:layer="layout" svg:width="3.175cm" svg:height="3.175cm" svg:x="3.425cm" svg:y="8.35cm">
          <text:p text:style-name="P2"><text:span text:style-name="T1">Personal</text:span></text:p>
          <text:p text:style-name="P2"><text:span text:style-name="T1">Agent</text:span></text:p>
          <text:p text:style-name="P2"><text:span text:style-name="T1">(user x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curve" svg:x1="6.727cm" svg:y1="6.509cm" svg:x2="5.012cm" svg:y2="8.35cm" draw:start-shape="id3" draw:start-glue-point="6" draw:end-shape="id9" svg:d="m6727 6509c-1144 0-1715 613-1715 1841">
          <text:p/>
        </draw:connector>
        <draw:connector draw:style-name="gr6" draw:text-style-name="P5" draw:layer="layout" draw:type="curve" svg:x1="5.012cm" svg:y1="11.525cm" svg:x2="8.315cm" svg:y2="15.113cm" draw:start-shape="id9" draw:end-shape="id10" draw:end-glue-point="5" svg:d="m5012 11525c0 2691 3303 897 3303 3588">
          <text:p/>
        </draw:connector>
        <draw:custom-shape draw:style-name="gr1" draw:text-style-name="P2" xml:id="id5" draw:id="id5" draw:layer="layout" svg:width="3.175cm" svg:height="3.175cm" svg:x="8.124cm" svg:y="10.001cm">
          <text:p text:style-name="P2"><text:span text:style-name="T1">Personal</text:span></text:p>
          <text:p text:style-name="P2"><text:span text:style-name="T1">Agent</text:span></text:p>
          <text:p text:style-name="P2"><text:span text:style-name="T1">(user y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curve" svg:x1="9.712cm" svg:y1="13.176cm" svg:x2="8.315cm" svg:y2="15.113cm" draw:start-shape="id5" draw:start-glue-point="8" draw:end-shape="id10" draw:end-glue-point="5" svg:d="m9712 13176c0 1452-1397 484-1397 1937">
          <text:p/>
        </draw:connector>
        <draw:connector draw:style-name="gr3" draw:text-style-name="P5" draw:layer="layout" draw:type="curve" svg:x1="8.314cm" svg:y1="8.096cm" svg:x2="9.712cm" svg:y2="10.001cm" draw:start-shape="id3" draw:end-shape="id5" draw:end-glue-point="4" svg:d="m8314 8096c0 1428 1398 476 1398 1905">
          <text:p/>
        </draw:connector>
        <draw:connector draw:style-name="gr3" draw:text-style-name="P5" draw:layer="layout" draw:type="curve" svg:x1="15.554cm" svg:y1="8.096cm" svg:x2="14.284cm" svg:y2="10.382cm" draw:start-shape="id4" draw:start-glue-point="8" draw:end-shape="id2" draw:end-glue-point="4" svg:d="m15554 8096c0 1714-1270 572-1270 2286">
          <text:p/>
        </draw:connector>
        <draw:line draw:style-name="gr8" draw:text-style-name="P5" draw:layer="layout" svg:x1="0.377cm" svg:y1="14.192cm" svg:x2="25.555cm" svg:y2="14.192cm">
          <text:p/>
        </draw:line>
        <draw:line draw:style-name="gr8" draw:text-style-name="P5" draw:layer="layout" svg:x1="0.377cm" svg:y1="4.667cm" svg:x2="25.555cm" svg:y2="4.667cm">
          <text:p/>
        </draw:line>
        <draw:frame draw:style-name="gr9" draw:text-style-name="P6" draw:layer="layout" svg:width="4.191cm" svg:height="2.282cm" svg:x="0.377cm" svg:y="14.577cm">
          <draw:text-box>
            <text:p><text:span text:style-name="T3">ICT layer</text:span></text:p>
          </draw:text-box>
        </draw:frame>
        <draw:frame draw:style-name="gr10" draw:text-style-name="P6" draw:layer="layout" svg:width="4.191cm" svg:height="1.905cm" svg:x="0.377cm" svg:y="5.048cm">
          <draw:text-box>
            <text:p><text:span text:style-name="T3">Agent layer</text:span></text:p>
          </draw:text-box>
        </draw:frame>
        <draw:frame draw:style-name="gr11" draw:text-style-name="P6" draw:layer="layout" svg:width="4.191cm" svg:height="1.397cm" svg:x="0.377cm" svg:y="0.349cm">
          <draw:text-box>
            <text:p><text:span text:style-name="T3">Human layer</text:span></text:p>
          </draw:text-box>
        </draw:frame>
        <draw:custom-shape draw:style-name="gr12" draw:text-style-name="P3" xml:id="id11" draw:id="id11" draw:layer="layout" svg:width="3.175cm" svg:height="3.175cm" svg:x="5.18cm" svg:y="0.476cm">
          <text:p text:style-name="P3"><text:span text:style-name="T2"/></text:p>
          <text:p text:style-name="P3"><text:span text:style-name="T2"/></text:p>
          <text:p text:style-name="P3"><text:span text:style-name="T2">user 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2" draw:id="id12" draw:layer="layout" svg:width="3.175cm" svg:height="3.175cm" svg:x="10.668cm" svg:y="0.508cm">
          <text:p text:style-name="P3"><text:span text:style-name="T2"/></text:p>
          <text:p text:style-name="P3"><text:span text:style-name="T2"/></text:p>
          <text:p text:style-name="P3"><text:span text:style-name="T2">user 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3" draw:id="id13" draw:layer="layout" svg:width="3.175cm" svg:height="3.175cm" svg:x="16.252cm" svg:y="0.476cm">
          <text:p text:style-name="P2"><text:span text:style-name="T1"/></text:p>
          <text:p text:style-name="P2"><text:span text:style-name="T1"/></text:p>
          <text:p text:style-name="P2"><text:span text:style-name="T1">user 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draw:type="curve" svg:x1="6.768cm" svg:y1="3.651cm" svg:x2="5.013cm" svg:y2="8.35cm" draw:start-shape="id11" draw:start-glue-point="8" draw:end-shape="id9" draw:end-glue-point="4" svg:d="m6768 3651c0 3523-1755 1174-1755 4699">
          <text:p/>
        </draw:connector>
        <draw:connector draw:style-name="gr13" draw:text-style-name="P5" draw:layer="layout" draw:type="curve" svg:x1="12.256cm" svg:y1="3.683cm" svg:x2="11.299cm" svg:y2="11.589cm" draw:start-shape="id12" draw:start-glue-point="8" draw:end-shape="id5" draw:end-glue-point="10" svg:d="m12256 3683c0 5271-319 7906-957 7906">
          <text:p/>
        </draw:connector>
        <draw:connector draw:style-name="gr3" draw:text-style-name="P5" draw:layer="layout" draw:type="curve" svg:x1="15.554cm" svg:y1="8.096cm" svg:x2="18.792cm" svg:y2="10.572cm" draw:start-shape="id4" draw:start-glue-point="8" draw:end-shape="id1" svg:d="m15554 8096c0 1651 1079 2476 3238 2476">
          <text:p/>
        </draw:connector>
        <draw:connector draw:style-name="gr13" draw:text-style-name="P5" draw:layer="layout" draw:type="curve" svg:x1="17.839cm" svg:y1="3.651cm" svg:x2="15.871cm" svg:y2="11.97cm" draw:start-shape="id13" draw:end-shape="id2" draw:end-glue-point="10" svg:d="m17839 3651c0 5546-656 8319-1968 8319">
          <text:p/>
        </draw:connector>
        <draw:custom-shape draw:style-name="gr14" draw:text-style-name="P3" draw:layer="layout" svg:width="3.175cm" svg:height="3.175cm" svg:x="21.844cm" svg:y="0.508cm">
          <text:p text:style-name="P3"><text:span text:style-name="T2"/></text:p>
          <text:p text:style-name="P3"><text:span text:style-name="T2"/></text:p>
          <text:p text:style-name="P3"><text:span text:style-name="T2">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" draw:text-style-name="P7" draw:layer="layout" svg:width="0.635cm" svg:height="0.635cm" svg:x="17.526cm" svg:y="1.0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7" draw:layer="layout" svg:width="1.143cm" svg:height="1.016cm" svg:x="17.272cm" svg:y="1.651cm">
            <text:p/>
            <draw:enhanced-geometry draw:glue-point-type="segments" draw:type="mso-spt100" draw:modifiers="-0.0519925261219288 -179.72897184408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7" draw:text-style-name="P7" draw:layer="layout" svg:width="0.635cm" svg:height="0.635cm" svg:x="11.938cm" svg:y="1.0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7" draw:layer="layout" svg:width="1.143cm" svg:height="1.016cm" svg:x="11.684cm" svg:y="1.651cm">
            <text:p/>
            <draw:enhanced-geometry draw:glue-point-type="segments" draw:type="mso-spt100" draw:modifiers="-0.0519925261219288 -179.72897184408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9" draw:text-style-name="P7" draw:layer="layout" svg:width="0.635cm" svg:height="0.635cm" svg:x="6.45cm" svg:y="1.0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7" draw:layer="layout" svg:width="1.143cm" svg:height="1.016cm" svg:x="6.196cm" svg:y="1.651cm">
            <text:p/>
            <draw:enhanced-geometry draw:glue-point-type="segments" draw:type="mso-spt100" draw:modifiers="-0.0519925261219288 -179.72897184408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21" draw:text-style-name="P7" draw:layer="layout" svg:width="0.635cm" svg:height="0.635cm" svg:x="23.114cm" svg:y="1.0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7" draw:layer="layout" svg:width="1.143cm" svg:height="1.016cm" svg:x="22.86cm" svg:y="1.651cm">
            <text:p/>
            <draw:enhanced-geometry draw:glue-point-type="segments" draw:type="mso-spt100" draw:modifiers="-0.0519925261219288 -179.72897184408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frame draw:style-name="gr23" draw:text-style-name="P5" draw:layer="layout" svg:width="1.565cm" svg:height="1.565cm" svg:x="0.594cm" svg:y="6.096cm">
          <draw:image xlink:href="Pictures/1000000000000100000001006EB2F69B.png" xlink:type="simple" xlink:show="embed" xlink:actuate="onLoad">
            <text:p/>
          </draw:image>
        </draw:frame>
        <draw:g>
          <draw:custom-shape draw:style-name="gr24" draw:text-style-name="P8" draw:layer="layout" svg:width="0.435cm" svg:height="0.434cm" svg:x="1.27cm" svg:y="1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8" draw:layer="layout" svg:width="0.783cm" svg:height="0.696cm" svg:x="1.096cm" svg:y="1.831cm">
            <text:p/>
            <draw:enhanced-geometry draw:glue-point-type="segments" draw:type="mso-spt100" draw:modifiers="-0.0519925261219288 -179.72897184408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custom-shape draw:style-name="gr26" draw:text-style-name="P8" draw:layer="layout" svg:width="0.782cm" svg:height="0.695cm" svg:x="0.677cm" svg:y="1.988cm">
          <text:p/>
          <draw:enhanced-geometry draw:glue-point-type="segments" draw:type="mso-spt100" draw:modifiers="-0.0519925261219288 -179.7289718440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7" draw:text-style-name="P8" draw:layer="layout" svg:width="0.434cm" svg:height="0.434cm" svg:x="1.682cm" svg:y="1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8" draw:layer="layout" svg:width="0.434cm" svg:height="0.434cm" svg:x="0.854cm" svg:y="1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9" draw:text-style-name="P8" draw:layer="layout" svg:width="0.782cm" svg:height="0.695cm" svg:x="0.662cm" svg:y="2.005cm">
            <text:p/>
            <draw:enhanced-geometry draw:glue-point-type="segments" draw:type="mso-spt100" draw:modifiers="-0.0519925261219288 -179.72897184408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0" draw:text-style-name="P8" draw:layer="layout" svg:width="0.434cm" svg:height="0.434cm" svg:x="0.836cm" svg:y="1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1" draw:text-style-name="P8" draw:layer="layout" svg:width="0.782cm" svg:height="0.695cm" svg:x="1.504cm" svg:y="2.159cm">
          <text:p/>
          <draw:enhanced-geometry draw:glue-point-type="segments" draw:type="mso-spt100" draw:modifiers="-0.0519925261219288 -179.7289718440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g>
          <draw:custom-shape draw:style-name="gr32" draw:text-style-name="P8" draw:layer="layout" svg:width="0.434cm" svg:height="0.434cm" svg:x="1.705cm" svg:y="1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8" draw:layer="layout" svg:width="0.782cm" svg:height="0.695cm" svg:x="1.531cm" svg:y="2.179cm">
            <text:p/>
            <draw:enhanced-geometry draw:glue-point-type="segments" draw:type="mso-spt100" draw:modifiers="-0.0519925261219288 -179.72897184408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34" draw:text-style-name="P5" draw:layer="layout" svg:width="1.397cm" svg:height="0.254cm" svg:x="0.635cm" svg:y="16.637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5" draw:layer="layout" svg:width="1.905cm" svg:height="0.254cm" svg:x="0.635cm" svg:y="16.383cm">
            <text:p/>
            <draw:enhanced-geometry svg:viewBox="0 0 21600 21600" draw:glue-points="?f6 0 10800 ?f8 ?f11 10800 ?f9 21600 10800 ?f10 ?f5 10800" draw:text-areas="?f3 ?f3 ?f4 ?f4" draw:type="parallelogram" draw:modifiers="5111.017838405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5" draw:text-style-name="P5" draw:layer="layout" svg:width="0.508cm" svg:height="0.508cm" draw:transform="rotate (1.5707963267949) translate (2.032cm 16.891cm)">
            <text:p/>
            <draw:enhanced-geometry svg:viewBox="0 0 21600 21600" draw:mirror-horizontal="true" draw:glue-points="?f6 0 10800 ?f8 ?f11 10800 ?f9 21600 10800 ?f10 ?f5 10800" draw:text-areas="?f3 ?f3 ?f4 ?f4" draw:type="parallelogram" draw:modifiers="11203.14341846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5" draw:text-style-name="P5" draw:layer="layout" svg:width="1.905cm" svg:height="0.254cm" svg:x="0.635cm" svg:y="16.002cm">
            <text:p/>
            <draw:enhanced-geometry svg:viewBox="0 0 21600 21600" draw:glue-points="?f6 0 10800 ?f8 ?f11 10800 ?f9 21600 10800 ?f10 ?f5 10800" draw:text-areas="?f3 ?f3 ?f4 ?f4" draw:type="parallelogram" draw:modifiers="5111.017838405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5" draw:text-style-name="P5" draw:layer="layout" svg:width="0.508cm" svg:height="0.508cm" draw:transform="rotate (1.5707963267949) translate (2.032cm 16.51cm)">
            <text:p/>
            <draw:enhanced-geometry svg:viewBox="0 0 21600 21600" draw:mirror-horizontal="true" draw:glue-points="?f6 0 10800 ?f8 ?f11 10800 ?f9 21600 10800 ?f10 ?f5 10800" draw:text-areas="?f3 ?f3 ?f4 ?f4" draw:type="parallelogram" draw:modifiers="11203.14341846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5" draw:text-style-name="P5" draw:layer="layout" svg:width="1.905cm" svg:height="0.254cm" svg:x="0.635cm" svg:y="15.621cm">
            <text:p/>
            <draw:enhanced-geometry svg:viewBox="0 0 21600 21600" draw:glue-points="?f6 0 10800 ?f8 ?f11 10800 ?f9 21600 10800 ?f10 ?f5 10800" draw:text-areas="?f3 ?f3 ?f4 ?f4" draw:type="parallelogram" draw:modifiers="5111.017838405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5" draw:text-style-name="P5" draw:layer="layout" svg:width="0.508cm" svg:height="0.508cm" draw:transform="rotate (1.5707963267949) translate (2.032cm 16.129cm)">
            <text:p/>
            <draw:enhanced-geometry svg:viewBox="0 0 21600 21600" draw:mirror-horizontal="true" draw:glue-points="?f6 0 10800 ?f8 ?f11 10800 ?f9 21600 10800 ?f10 ?f5 10800" draw:text-areas="?f3 ?f3 ?f4 ?f4" draw:type="parallelogram" draw:modifiers="11203.14341846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4" draw:text-style-name="P5" draw:layer="layout" svg:width="1.397cm" svg:height="0.254cm" svg:x="0.635cm" svg:y="16.256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5" draw:layer="layout" svg:width="1.397cm" svg:height="0.254cm" svg:x="0.635cm" svg:y="15.875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908cm" fo:page-height="18.7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 Jong</meta:initial-creator>
    <meta:creation-date>2013-05-15T15:04:56</meta:creation-date>
    <dc:date>2013-05-17T12:43:49</dc:date>
    <dc:creator>Jos Jong</dc:creator>
    <meta:editing-duration>PT1H39M18S</meta:editing-duration>
    <meta:editing-cycles>16</meta:editing-cycles>
    <meta:generator>LibreOffice/3.6$Linux_X86_64 LibreOffice_project/360m1$Build-2</meta:generator>
    <meta:printed-by>Jos Jong</meta:printed-by>
    <meta:print-date>2013-05-17T11:02:03</meta:print-date>
    <meta:document-statistic meta:object-count="72"/>
  </office:meta>
</office:document-meta>
</file>